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2*1+30*0.67+30*0.33+20*0)/102" office:value-type="float" office:value="0.313725490196078">
            <text:p>0.3137254902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[.B1]*[.A1]+[.B2]*[.A2]+[.B3]*[.A3]+[.B4]*[.A4]" office:value-type="float" office:value="16">
            <text:p>16</text:p>
          </table:table-cell>
          <table:table-cell table:formula="of:=[.C1]*[.A1]+[.C2]*[.A2]+[.C3]*[.A3]+[.C4]*[.A4]" office:value-type="float" office:value="32">
            <text:p>32</text:p>
          </table:table-cell>
          <table:table-cell/>
        </table:table-row>
        <table:table-row table:style-name="ro1">
          <table:table-cell/>
          <table:table-cell table:formula="of:=[.B6]/SUM([.B1:.B4])" office:value-type="float" office:value="0.313725490196078">
            <text:p>0.3137254902</text:p>
          </table:table-cell>
          <table:table-cell table:formula="of:=[.C6]/SUM([.C1:.C4])" office:value-type="float" office:value="0.313725490196078">
            <text:p>0.313725490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1">05/21/2024</text:date>, <text:time>20:1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rs Berdicevskis</meta:initial-creator>
    <meta:creation-date>2024-05-21T16:25:51.91</meta:creation-date>
    <dc:date>2024-05-21T20:13:07.64</dc:date>
    <dc:creator>Aleksandrs Berdicevskis</dc:creator>
    <meta:editing-duration>PT3H32M5S</meta:editing-duration>
    <meta:editing-cycles>1</meta:editing-cycles>
    <meta:document-statistic meta:table-count="3" meta:cell-count="17" meta:object-count="0"/>
    <meta:generator>OpenOffice/4.1.2$Win32 OpenOffice.org_project/412m3$Build-9782</meta:generator>
  </office:meta>
</office:document-meta>
</file>